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center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justify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8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2pt" fo:font-weight="normal" officeooo:rsid="000d6906" officeooo:paragraph-rsid="000d6906" fo:background-color="transparent" style:font-name-asian="Calibri1" style:font-name-complex="Calibri1"/>
    </style:style>
    <style:style style:name="P6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2pt" fo:font-weight="normal" officeooo:rsid="000deac6" fo:background-color="transparent" style:font-name-asian="Calibri1" style:font-name-complex="Calibri1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0d6906" officeooo:paragraph-rsid="000d6906" fo:background-color="transparent" style:font-name-asian="Calibri1" style:font-name-complex="Calibri1"/>
    </style:style>
    <style:style style:name="P9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0deac6" officeooo:paragraph-rsid="000deac6" fo:background-color="transparent" style:font-name-asian="Calibri1" style:font-name-complex="Calibri1"/>
    </style:style>
    <style:style style:name="P10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0f3b8a" officeooo:paragraph-rsid="000f3b8a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4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4" style:family="text">
      <style:text-properties fo:color="#0000ff" style:font-name="Calibri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5" style:family="text">
      <style:text-properties officeooo:rsid="000deac6"/>
    </style:style>
    <style:style style:name="T6" style:family="text">
      <style:text-properties officeooo:rsid="000f3b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tilisation de l'imprimante 3d du HUB</text:span><text:span text:style-name="T2">*</text:span></text:p>
      <text:p text:style-name="P3">Pour toute question, voire avec Casal_g, Fernan_w, ou Cuny_a</text:p>
      <text:p text:style-name="P3"/>
      <text:p text:style-name="P4">Tout d'abord, installer les drivers permettants au logiciel de reconnaître l'imprimantes.</text:p>
      <text:p text:style-name="P2"><text:span text:style-name="T3">Ils se trouvent ici : </text:span><text:a xlink:type="simple" xlink:href="http://www.ftdichip.com/Drivers/CDM/CDM20824_Setup.exe" text:style-name="Internet_20_link" text:visited-style-name="Visited_20_Internet_20_Link"><text:span text:style-name="T4">http://www.ftdichip.com/Drivers/CDM/CDM20824_Setup.exe</text:span></text:a></text:p>
      <text:p text:style-name="P5">Une fois téléchargé, il suffit d<text:span text:style-name="T5">'éxecuter le “.exe” et de faire l'installation</text:span>.</text:p>
      <text:p text:style-name="P6"/>
      <text:p text:style-name="P6"/>
      <text:p text:style-name="P5">Puis, récupérez le logiciel “interface” permettant d'utiliser l'imprimante.</text:p>
      <text:p text:style-name="P5">Il se trouve ici : <text:a xlink:type="simple" xlink:href="https://github.com/3dPrintHUB/R3dPrintHUB" text:style-name="Internet_20_link" text:visited-style-name="Visited_20_Internet_20_Link">https://github.com/3dPrintHUB/R3dPrintHUB</text:a></text:p>
      <text:p text:style-name="P8">Il est en direct play, c'est à dire, pas besoin d'installation particulière non plus. Vous déposez le tout sur le bureau par exemple, et c'est prêt.</text:p>
      <text:p text:style-name="P8"/>
      <text:p text:style-name="P8"/>
      <text:p text:style-name="P9">Ensuite, démarrez l'imprimante, connectez la à votre pc, et démarrez le logiciel. A partir de là, il vous suffit de charger votre représentation, <text:span text:style-name="T6">et lancer l'impression.</text:span></text:p>
      <text:p text:style-name="P10">Rien de très compliqué, grâce à notre dur labeur de paramétrage de l'imprima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6T15:32:20.365334540</dc:date>
    <meta:editing-duration>PT8M8S</meta:editing-duration>
    <meta:editing-cycles>1</meta:editing-cycles>
    <meta:generator>LibreOffice/4.3.7.2$Linux_X86_64 LibreOffice_project/430m0$Build-2</meta:generator>
    <meta:document-statistic meta:table-count="0" meta:image-count="0" meta:object-count="0" meta:page-count="2" meta:paragraph-count="10" meta:word-count="123" meta:character-count="874" meta:non-whitespace-character-count="761"/>
  </office:meta>
</office:document-meta>
</file>